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28a4" officeooo:paragraph-rsid="000e28a4"/>
    </style:style>
    <style:style style:name="P2" style:family="paragraph" style:parent-style-name="Standard">
      <style:text-properties officeooo:rsid="000e28a4" officeooo:paragraph-rsid="0013c92b"/>
    </style:style>
    <style:style style:name="P3" style:family="paragraph" style:parent-style-name="Standard">
      <style:text-properties style:font-name="Times New Roman" fo:font-size="16pt" fo:font-weight="bold" officeooo:rsid="000e28a4" officeooo:paragraph-rsid="000e5bf0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text-properties fo:font-size="16pt" fo:font-weight="bold" officeooo:rsid="000e5bf0" officeooo:paragraph-rsid="000e5bf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072c9" officeooo:paragraph-rsid="001072c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22ad9" officeooo:paragraph-rsid="00122ad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57c36" officeooo:paragraph-rsid="00157c36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8da47" officeooo:paragraph-rsid="0019e193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8da47" officeooo:paragraph-rsid="001ad8e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d6065" officeooo:paragraph-rsid="001d6065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efb48" officeooo:paragraph-rsid="001efb48"/>
    </style:style>
    <style:style style:name="P12" style:family="paragraph" style:parent-style-name="Standard">
      <style:text-properties fo:font-size="12pt" fo:font-weight="normal" officeooo:rsid="001f4984" officeooo:paragraph-rsid="001f498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2e26c" officeooo:paragraph-rsid="0022e26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39f33" officeooo:paragraph-rsid="00239f3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4b5fc" officeooo:paragraph-rsid="0024b5f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878ef" officeooo:paragraph-rsid="002878e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8b0e5" officeooo:paragraph-rsid="0028b0e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4pt" fo:font-weight="bold" officeooo:rsid="002669ba" officeooo:paragraph-rsid="002669ba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4b5fc" officeooo:paragraph-rsid="0024b5fc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8b0e5" officeooo:paragraph-rsid="0028b0e5" style:font-size-asian="14pt" style:font-weight-asian="bold" style:font-size-complex="14pt" style:font-weight-complex="bold"/>
    </style:style>
    <style:style style:name="T1" style:family="text">
      <style:text-properties officeooo:rsid="000e5bf0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5ed92" style:font-name-complex="Times New Roman1"/>
    </style:style>
    <style:style style:name="T4" style:family="text">
      <style:text-properties style:font-name="Times New Roman" officeooo:rsid="0016a688" style:font-name-complex="Times New Roman1"/>
    </style:style>
    <style:style style:name="T5" style:family="text">
      <style:text-properties style:font-name="Times New Roman" officeooo:rsid="0019e193" style:font-name-complex="Times New Roman1"/>
    </style:style>
    <style:style style:name="T6" style:family="text">
      <style:text-properties style:font-name="Times New Roman" officeooo:rsid="001ad8e2" style:font-name-complex="Times New Roman1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394e3" style:font-size-asian="16pt" style:font-weight-asian="bold" style:font-size-complex="16pt" style:font-weight-complex="bold"/>
    </style:style>
    <style:style style:name="T10" style:family="text">
      <style:text-properties officeooo:rsid="002878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pict@localhost ~]$ mysql -h 10.10.15.202 -u te3160 -p</text:p>
      <text:p text:style-name="P1">Enter password: </text:p>
      <text:p text:style-name="P1">Welcome to the MariaDB monitor. <text:s/>Commands end with ; or \g.</text:p>
      <text:p text:style-name="P1">Your MariaDB connection id is 143</text:p>
      <text:p text:style-name="P1">Server version: 5.5.43-MariaDB MariaDB Server</text:p>
      <text:p text:style-name="P1"></text:p>
      <text:p text:style-name="P1">Copyright (c) 2000, 2015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use te3160db</text:p>
      <text:p text:style-name="P1">Reading table information for completion of table and column names</text:p>
      <text:p text:style-name="P1">You can turn off this feature to get a quicker startup with -A</text:p>
      <text:p text:style-name="P1"></text:p>
      <text:p text:style-name="P1">Database changed</text:p>
      <text:p text:style-name="P1">MariaDB [te3160db]&gt; select * from Professors;</text:p>
      <text:p text:style-name="P1">+---------+------------+---------------+---------+---------------------+--------+------------+------------------------+------------+--------+</text:p>
      <text:p text:style-name="P1">| prof_id | prof_fname | prof_lname <text:s text:c="3"/>| dept_id | designation <text:s text:c="8"/>| salary | doj <text:s text:c="7"/>| email <text:s text:c="17"/>| phone <text:s text:c="5"/>| city <text:s text:c="2"/>|</text:p>
      <text:p text:style-name="P1">+---------+------------+---------------+---------+---------------------+--------+------------+------------------------+------------+--------+</text:p>
      <text:p text:style-name="P1">| <text:s text:c="6"/>1 | Anurag <text:s text:c="4"/>| Andhare <text:s text:c="6"/>| <text:s text:c="6"/>1 | Assistant Professor 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| <text:s/>60000 | 2015-01-30 | patilakash@pict.edu <text:s text:c="3"/>| 8957242358 | Pune <text:s text:c="2"/>|</text:p>
      <text:p text:style-name="P1">| <text:s text:c="6"/>4 | Pratik <text:s text:c="4"/>| Patil <text:s text:c="8"/>| <text:s text:c="6"/>1 | Assistant Professor 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| <text:s/>10000 | 2015-07-12 | pratikpatil@pict.edu <text:s text:c="2"/>| 8957222233 | Pune <text:s text:c="2"/>|</text:p>
      <text:p text:style-name="P1">| <text:s text:c="6"/>6 | Aditya <text:s text:c="4"/>| Mahadalkar <text:s text:c="3"/>| <text:s text:c="6"/>3 | Assistant Professor 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| <text:s/>40000 | 2016-07-31 | mandarpande@pict.edu <text:s text:c="2"/>| 3336121233 | Pune <text:s text:c="2"/>|</text:p>
      <text:p text:style-name="P1">| <text:s text:c="6"/>8 | Atharva <text:s text:c="3"/>| Dharmadhikari | <text:s text:c="6"/>2 | Assistant Professor | <text:s text:c="3"/>100 | 2016-07-12 | dharmya@pict.edu <text:s text:c="6"/>| 9689921233 | Mumbai |</text:p>
      <text:p text:style-name="P1">| <text:s text:c="6"/>9 | Aniket <text:s text:c="4"/>| Gokhale <text:s text:c="6"/>| <text:s text:c="6"/>2 | Assistant Professor | <text:s text:c="3"/>100 | 2016-09-12 | aniketgokhale@pict.edu | 9689927235 | Mumbai |</text:p>
      <text:p text:style-name="P1">| <text:s text:c="5"/>10 | Sanket <text:s text:c="4"/>| Pokar <text:s text:c="8"/>| <text:s text:c="6"/>1 | Assistant Professor | <text:s/>10011 | 2016-03-12 | madsanket@pict.edu <text:s text:c="4"/>| 9689211221 | Pune <text:s text:c="2"/>|</text:p>
      <text:p text:style-name="P1">| <text:s text:c="5"/>11 | Daksh <text:s text:c="5"/>| Pokar <text:s text:c="8"/>| <text:s text:c="6"/>2 | As <text:s text:c="17"/>| <text:s text:c="5"/>0 | 1998-06-06 | dakshpokar@gmil.com <text:s text:c="3"/>| <text:s text:c="3"/>4949449 | Pune <text:s text:c="2"/>|</text:p>
      <text:p text:style-name="P1">+---------+------------+---------------+---------+---------------------+--------+------------+------------------------+------------+--------+</text:p>
      <text:p text:style-name="P1">10 rows in set (0.00 sec)</text:p>
      <text:p text:style-name="P1"></text:p>
      <text:p text:style-name="P1">MariaDB [te3160db]&gt; select * from Departments;</text:p>
      <text:p text:style-name="P1">+---------+-----------+</text:p>
      <text:p text:style-name="P1">| dept_id | dept_name |</text:p>
      <text:p text:style-name="P1"><text:soft-page-break/>+---------+-----------+</text:p>
      <text:p text:style-name="P1">| <text:s text:c="6"/>1 | Computer <text:s/>|</text:p>
      <text:p text:style-name="P1">| <text:s text:c="6"/>2 | IT <text:s text:c="7"/>|</text:p>
      <text:p text:style-name="P1">| <text:s text:c="6"/>3 | E&amp;TC <text:s text:c="5"/>|</text:p>
      <text:p text:style-name="P1">| <text:s text:c="6"/>4 | Civil <text:s text:c="4"/>|</text:p>
      <text:p text:style-name="P1">+---------+-----------+</text:p>
      <text:p text:style-name="P1"></text:p>
      <text:p text:style-name="P1">3 rows in set (0.00 sec)</text:p>
      <text:p text:style-name="P1"></text:p>
      <text:p text:style-name="P3"><text:span text:style-name="T1">1. </text:span>Find the professor details and department details using NATURAL JOIN.</text:p>
      <text:p text:style-name="P1"/>
      <text:p text:style-name="P1">MariaDB [te3160db]&gt; select * from Professors natural join Departments;</text:p>
      <text:p text:style-name="P1">+---------+---------+------------+---------------+---------------------+--------+------------+------------------------+------------+--------+-----------+</text:p>
      <text:p text:style-name="P1">| dept_id | prof_id | prof_fname | prof_lname <text:s text:c="3"/>| designation <text:s text:c="8"/>| salary | doj <text:s text:c="7"/>| email <text:s text:c="17"/>| phone <text:s text:c="5"/>| city <text:s text:c="2"/>| dept_name |</text:p>
      <text:p text:style-name="P1">+---------+---------+------------+---------------+---------------------+--------+------------+------------------------+------------+--------+-----------+</text:p>
      <text:p text:style-name="P1">| <text:s text:c="6"/>1 | <text:s text:c="6"/>1 | Anurag <text:s text:c="4"/>| Andhare <text:s text:c="6"/>| Assistant Professor | <text:s/>30000 | 2015-01-01 | anurag@pict.edu <text:s text:c="7"/>| 8957265358 | Pune <text:s text:c="2"/>| Computer <text:s/>|</text:p>
      <text:p text:style-name="P1">| <text:s text:c="6"/>1 | <text:s text:c="6"/>2 | Akash <text:s text:c="5"/>| Patil <text:s text:c="8"/>| Assistant Professor | <text:s/>60000 | 2015-01-30 | patilakash@pict.edu <text:s text:c="3"/>| 8957242358 | Pune <text:s text:c="2"/>| Computer <text:s/>|</text:p>
      <text:p text:style-name="P1">| <text:s text:c="6"/>1 | <text:s text:c="6"/>4 | Pratik <text:s text:c="4"/>| Patil <text:s text:c="8"/>| Assistant Professor | <text:s/>50000 | 2015-07-21 | pratikpatil@pict.edu <text:s text:c="2"/>| 8957243333 | Pune <text:s text:c="2"/>| Computer <text:s/>|</text:p>
      <text:p text:style-name="P1">| <text:s text:c="6"/>2 | <text:s text:c="6"/>5 | Saurabh <text:s text:c="3"/>| Bora <text:s text:c="9"/>| Assistant Professor | <text:s/>10000 | 2015-07-12 | pratikpatil@pict.edu <text:s text:c="2"/>| 8957222233 | Pune <text:s text:c="2"/>| IT <text:s text:c="7"/>|</text:p>
      <text:p text:style-name="P1">| <text:s text:c="6"/>3 | <text:s text:c="6"/>6 | Aditya <text:s text:c="4"/>| Mahadalkar <text:s text:c="3"/>| Assistant Professor | <text:s/>40000 | 2016-06-22 | adityam@pict.edu <text:s text:c="6"/>| 9996121233 | Pune <text:s text:c="2"/>| E&amp;TC <text:s text:c="5"/>|</text:p>
      <text:p text:style-name="P1">| <text:s text:c="6"/>3 | <text:s text:c="6"/>7 | Mandar <text:s text:c="4"/>| Pande <text:s text:c="8"/>| Assistant Professor | <text:s/>40000 | 2016-07-31 | mandarpande@pict.edu <text:s text:c="2"/>| 3336121233 | Pune <text:s text:c="2"/>| E&amp;TC <text:s text:c="5"/>|</text:p>
      <text:p text:style-name="P1">| <text:s text:c="6"/>2 | <text:s text:c="6"/>8 | Atharva <text:s text:c="3"/>| Dharmadhikari | Assistant Professor | <text:s text:c="3"/>100 | 2016-07-12 | dharmya@pict.edu <text:s text:c="6"/>| 9689921233 | Mumbai | IT <text:s text:c="7"/>|</text:p>
      <text:p text:style-name="P1">| <text:s text:c="6"/>2 | <text:s text:c="6"/>9 | Aniket <text:s text:c="4"/>| Gokhale <text:s text:c="6"/>| Assistant Professor | <text:s text:c="3"/>100 | 2016-09-12 | aniketgokhale@pict.edu | 9689927235 | Mumbai | IT <text:s text:c="7"/>|</text:p>
      <text:p text:style-name="P1">| <text:s text:c="6"/>1 | <text:s text:c="5"/>10 | Sanket <text:s text:c="4"/>| Pokar <text:s text:c="8"/>| Assistant Professor | <text:s/>10011 | 2016-03-12 | madsanket@pict.edu <text:s text:c="4"/>| 9689211221 | Pune <text:s text:c="2"/>| Computer <text:s/>|</text:p>
      <text:p text:style-name="P1">| <text:s text:c="6"/>2 | <text:s text:c="5"/>11 | Daksh <text:s text:c="5"/>| Pokar <text:s text:c="8"/>| As <text:s text:c="17"/>| <text:s text:c="5"/>0 | 1998-06-06 | dakshpokar@gmil.com <text:s text:c="3"/>| <text:s text:c="3"/>4949449 | Pune <text:s text:c="2"/>| IT <text:s text:c="7"/>|</text:p>
      <text:p text:style-name="P1">+---------+---------+------------+---------------+---------------------+--------+------------+------------------------+------------+--------+-----------+</text:p>
      <text:p text:style-name="P1">10 rows in set (0.00 sec)</text:p>
      <text:p text:style-name="P1"></text:p>
      <text:p text:style-name="P1"></text:p>
      <text:p text:style-name="P1"/>
      <text:p text:style-name="P1"/>
      <text:p text:style-name="P1"/>
      <text:p text:style-name="P1"/>
      <text:p text:style-name="P4"><text:soft-page-break/>2. <text:span text:style-name="T2">Find the prof_id, prof_name and <text:s/>shift. (INNER JOIN)</text:span></text:p>
      <text:p text:style-name="P4"><text:span text:style-name="T2"/></text:p>
      <text:p text:style-name="P1">MariaDB [te3160db]&gt; select p.prof_id, p.prof_fname, s.shift from Professors p inner join Shift s where p.prof_id = s.prof_id;</text:p>
      <text:p text:style-name="P1">+---------+------------+-------+</text:p>
      <text:p text:style-name="P1">| prof_id | prof_fname | shift |</text:p>
      <text:p text:style-name="P1">+---------+------------+-------+</text:p>
      <text:p text:style-name="P1">| <text:s text:c="6"/>1 | Anurag <text:s text:c="4"/>| <text:s text:c="4"/>1 |</text:p>
      <text:p text:style-name="P1">| <text:s text:c="6"/>1 | Anurag <text:s text:c="4"/>| <text:s text:c="4"/>2 |</text:p>
      <text:p text:style-name="P1">| <text:s text:c="6"/>2 | Akash <text:s text:c="5"/>| <text:s text:c="4"/>1 |</text:p>
      <text:p text:style-name="P1">| <text:s text:c="6"/>4 | Pratik <text:s text:c="4"/>| <text:s text:c="4"/>3 |</text:p>
      <text:p text:style-name="P1">| <text:s text:c="6"/>5 | Saurabh <text:s text:c="3"/>| <text:s text:c="4"/>2 |</text:p>
      <text:p text:style-name="P1">| <text:s text:c="6"/>6 | Aditya <text:s text:c="4"/>| <text:s text:c="4"/>1 |</text:p>
      <text:p text:style-name="P1">| <text:s text:c="6"/>7 | Mandar <text:s text:c="4"/>| <text:s text:c="4"/>3 |</text:p>
      <text:p text:style-name="P1">| <text:s text:c="6"/>8 | Atharva <text:s text:c="3"/>| <text:s text:c="4"/>2 |</text:p>
      <text:p text:style-name="P1">| <text:s text:c="6"/>9 | Aniket <text:s text:c="4"/>| <text:s text:c="4"/>1 |</text:p>
      <text:p text:style-name="P1">| <text:s text:c="5"/>10 | Sanket <text:s text:c="4"/>| <text:s text:c="4"/>3 |</text:p>
      <text:p text:style-name="P1">+---------+------------+-------+</text:p>
      <text:p text:style-name="P1">10 rows in set (0.00 sec)</text:p>
      <text:p text:style-name="P1"></text:p>
      <text:p text:style-name="P1"></text:p>
      <text:p text:style-name="P1">MariaDB [te3160db]&gt; desc Departments;</text:p>
      <text:p text:style-name="P1">+-----------+--------------+------+-----+---------+-------+</text:p>
      <text:p text:style-name="P1">| Field <text:s text:c="4"/>| Type <text:s text:c="8"/>| Null | Key | Default | Extra |</text:p>
      <text:p text:style-name="P1">+-----------+--------------+------+-----+---------+-------+</text:p>
      <text:p text:style-name="P1">| dept_id <text:s text:c="2"/>| int(11) <text:s text:c="5"/>| NO <text:s text:c="2"/>| PRI | 0 <text:s text:c="6"/>| <text:s text:c="6"/>|</text:p>
      <text:p text:style-name="P1">| dept_name | varchar(255) | YES <text:s/>| <text:s text:c="4"/>| NULL <text:s text:c="3"/>| <text:s text:c="6"/>|</text:p>
      <text:p text:style-name="P1">+-----------+--------------+------+-----+---------+-------+</text:p>
      <text:p text:style-name="P1">2 rows in set (0.01 sec)</text:p>
      <text:p text:style-name="P1"/>
      <text:p text:style-name="P5">3. <text:span text:style-name="T2">List all the department details and the corresponding names of professors in the same department.(left outer join)</text:span></text:p>
      <text:p text:style-name="P1"></text:p>
      <text:p text:style-name="P1">MariaDB [te3160db]&gt; select d.dept_id, d.dept_name, p.prof_fname from Departments d left outer join Professors p on p.dept_id = d.dept_id;</text:p>
      <text:p text:style-name="P1">+---------+-----------+------------+</text:p>
      <text:p text:style-name="P1">| dept_id | dept_name | prof_fname |</text:p>
      <text:p text:style-name="P1">+---------+-----------+------------+</text:p>
      <text:p text:style-name="P1">| <text:s text:c="6"/>1 | Computer <text:s/>| Anurag <text:s text:c="4"/>|</text:p>
      <text:p text:style-name="P1">| <text:s text:c="6"/>1 | Computer <text:s/>| Akash <text:s text:c="5"/>|</text:p>
      <text:p text:style-name="P1">| <text:s text:c="6"/>1 | Computer <text:s/>| Pratik <text:s text:c="4"/>|</text:p>
      <text:p text:style-name="P1">| <text:s text:c="6"/>1 | Computer <text:s/>| Sanket <text:s text:c="4"/>|</text:p>
      <text:p text:style-name="P1">| <text:s text:c="6"/>2 | IT <text:s text:c="7"/>| Saurabh <text:s text:c="3"/>|</text:p>
      <text:p text:style-name="P1">| <text:s text:c="6"/>2 | IT <text:s text:c="7"/>| Atharva <text:s text:c="3"/>|</text:p>
      <text:p text:style-name="P1">| <text:s text:c="6"/>2 | IT <text:s text:c="7"/>| Aniket <text:s text:c="4"/>|</text:p>
      <text:p text:style-name="P1">| <text:s text:c="6"/>2 | IT <text:s text:c="7"/>| Daksh <text:s text:c="5"/>|</text:p>
      <text:p text:style-name="P1">| <text:s text:c="6"/>3 | E&amp;TC <text:s text:c="5"/>| Aditya <text:s text:c="4"/>|</text:p>
      <text:p text:style-name="P1"><text:soft-page-break/>| <text:s text:c="6"/>3 | E&amp;TC <text:s text:c="5"/>| Mandar <text:s text:c="4"/>|</text:p>
      <text:p text:style-name="P1">| <text:s text:c="6"/>4 | Civil <text:s text:c="4"/>| NULL <text:s text:c="6"/>|</text:p>
      <text:p text:style-name="P1">+---------+-----------+------------+</text:p>
      <text:p text:style-name="P1">11 rows in set (0.00 sec)</text:p>
      <text:p text:style-name="P1"></text:p>
      <text:p text:style-name="P6">4. <text:span text:style-name="T2">List all the professors and the corresponding names of department.(right outer join)</text:span></text:p>
      <text:p text:style-name="P1"></text:p>
      <text:p text:style-name="P1">MariaDB [te3160db]&gt; select p.prof_fname,p.prof_lname,d.dept_name from Professors p right outer join Departments d on p.dept_id = d.dept_id;</text:p>
      <text:p text:style-name="P1">+------------+---------------+-----------+</text:p>
      <text:p text:style-name="P1">| prof_fname | prof_lname <text:s text:c="3"/>| dept_name |</text:p>
      <text:p text:style-name="P1">+------------+---------------+-----------+</text:p>
      <text:p text:style-name="P1">| Anurag <text:s text:c="4"/>| Andhare <text:s text:c="6"/>| Computer <text:s/>|</text:p>
      <text:p text:style-name="P1">| Akash <text:s text:c="5"/>| Patil <text:s text:c="8"/>| Computer <text:s/>|</text:p>
      <text:p text:style-name="P1">| Pratik <text:s text:c="4"/>| Patil <text:s text:c="8"/>| Computer <text:s/>|</text:p>
      <text:p text:style-name="P1">| Sanket <text:s text:c="4"/>| Pokar <text:s text:c="8"/>| Computer <text:s/>|</text:p>
      <text:p text:style-name="P1">| Saurabh <text:s text:c="3"/>| Bora <text:s text:c="9"/>| IT <text:s text:c="7"/>|</text:p>
      <text:p text:style-name="P1">| Atharva <text:s text:c="3"/>| Dharmadhikari | IT <text:s text:c="7"/>|</text:p>
      <text:p text:style-name="P1">| Aniket <text:s text:c="4"/>| Gokhale <text:s text:c="6"/>| IT <text:s text:c="7"/>|</text:p>
      <text:p text:style-name="P1">| Daksh <text:s text:c="5"/>| Pokar <text:s text:c="8"/>| IT <text:s text:c="7"/>|</text:p>
      <text:p text:style-name="P1">| Aditya <text:s text:c="4"/>| Mahadalkar <text:s text:c="3"/>| E&amp;TC <text:s text:c="5"/>|</text:p>
      <text:p text:style-name="P1">| Mandar <text:s text:c="4"/>| Pande <text:s text:c="8"/>| E&amp;TC <text:s text:c="5"/>|</text:p>
      <text:p text:style-name="P1">| NULL <text:s text:c="6"/>| NULL <text:s text:c="9"/>| Civil <text:s text:c="4"/>|</text:p>
      <text:p text:style-name="P1">+------------+---------------+-----------+</text:p>
      <text:p text:style-name="P1">11 rows in set (0.00 sec)</text:p>
      <text:p text:style-name="P1"></text:p>
      <text:p text:style-name="P2"><text:span text:style-name="T8"></text:span><text:span text:style-name="T9">5. </text:span><text:span text:style-name="T7">Display professor name, dept_name, shift, salary where prof_id = 101;(multitable join)</text:span></text:p>
      <text:p text:style-name="P2"><text:span text:style-name="T7"/></text:p>
      <text:p text:style-name="P1">MariaDB [te3160db]&gt; select p.prof_fname, d.dept_name, s.shift, p.salary from Professors p, Shift s, Departments d where (p.prof_id = 101) and (p.dept_id = d.dept_id) and (s.prof_id = p.prof_id);</text:p>
      <text:p text:style-name="P1">+------------+-----------+-------+--------+</text:p>
      <text:p text:style-name="P1">| prof_fname | dept_name | shift | salary |</text:p>
      <text:p text:style-name="P1">+------------+-----------+-------+--------+</text:p>
      <text:p text:style-name="P1">| Mahan <text:s text:c="5"/>| E&amp;TC <text:s text:c="5"/>| <text:s text:c="4"/>3 | <text:s text:c="2"/>1000 |</text:p>
      <text:p text:style-name="P1">+------------+-----------+-------+--------+</text:p>
      <text:p text:style-name="P1">1 row in set (0.00 sec)</text:p>
      <text:p text:style-name="P1"></text:p>
      <text:p text:style-name="P7"><text:span text:style-name="T2">6. </text:span><text:span text:style-name="T3">L</text:span><text:span text:style-name="T2">ist the total number of professor in each department.(count and any join, </text:span><text:span text:style-name="T4">group by</text:span><text:span text:style-name="T2">)</text:span></text:p>
      <text:p text:style-name="P1"/>
      <text:p text:style-name="P11">MariaDB [te3160db]&gt; select d.dept_name, count(p.prof_id) from Departments d left outer join Professors p on p.dept_id = d.dept_id group by d.dept_name;</text:p>
      <text:p text:style-name="P11">+-----------+------------------+</text:p>
      <text:p text:style-name="P11">| dept_name | count(p.prof_id) |</text:p>
      <text:p text:style-name="P11"><text:soft-page-break/>+-----------+------------------+</text:p>
      <text:p text:style-name="P11">| Civil <text:s text:c="4"/>| <text:s text:c="15"/>0 |</text:p>
      <text:p text:style-name="P11">| Computer <text:s/>| <text:s text:c="15"/>4 |</text:p>
      <text:p text:style-name="P11">| E&amp;TC <text:s text:c="5"/>| <text:s text:c="15"/>3 |</text:p>
      <text:p text:style-name="P11">| IT <text:s text:c="7"/>| <text:s text:c="15"/>4 |</text:p>
      <text:p text:style-name="P11">+-----------+------------------+</text:p>
      <text:p text:style-name="P11">4 rows in set (0.00 sec)</text:p>
      <text:p text:style-name="P1"></text:p>
      <text:p text:style-name="P8">7. <text:span text:style-name="T2">List the prof_id associated department and the dept_name having name ‘computer’;(subquery)</text:span></text:p>
      <text:p text:style-name="P8"/>
      <text:p text:style-name="P12">MariaDB [te3160db]&gt; select p.prof_id, p.prof_fname from Professors p where p.dept_id = (select d.dept_id from Departments d where d.dept_name = "Computer");</text:p>
      <text:p text:style-name="P12">+---------+------------+</text:p>
      <text:p text:style-name="P12">| prof_id | prof_fname |</text:p>
      <text:p text:style-name="P12">+---------+------------+</text:p>
      <text:p text:style-name="P12">| <text:s text:c="6"/>1 | Anurag <text:s text:c="4"/>|</text:p>
      <text:p text:style-name="P12">| <text:s text:c="6"/>2 | Akash <text:s text:c="5"/>|</text:p>
      <text:p text:style-name="P12">| <text:s text:c="6"/>4 | Pratik <text:s text:c="4"/>|</text:p>
      <text:p text:style-name="P12">| <text:s text:c="5"/>10 | Sanket <text:s text:c="4"/>|</text:p>
      <text:p text:style-name="P12">+---------+------------+</text:p>
      <text:p text:style-name="P12">4 rows in set (0.00 sec)</text:p>
      <text:p text:style-name="P8"/>
      <text:p text:style-name="P9"><text:span text:style-name="T5">8. </text:span><text:span text:style-name="T2">Find the names of all departments where the professors joined in year 2015 (or date of joining is 1-1-2015).(subquery)</text:span></text:p>
      <text:p text:style-name="P9"/>
      <text:p text:style-name="P13">MariaDB [te3160db]&gt; select d.dept_name from Departments d where d.dept_id = (select p.dept_id from Professors p where p.doj = "2015-01-01");</text:p>
      <text:p text:style-name="P13">+-----------+</text:p>
      <text:p text:style-name="P13">| dept_name |</text:p>
      <text:p text:style-name="P13">+-----------+</text:p>
      <text:p text:style-name="P13">| Computer <text:s/>|</text:p>
      <text:p text:style-name="P13">+-----------+</text:p>
      <text:p text:style-name="P13">1 row in set (0.00 sec)</text:p>
      <text:p text:style-name="P9"/>
      <text:p text:style-name="P9"><text:span text:style-name="T6">9.</text:span><text:span text:style-name="T2">Create view showing the professor and shift details. (COMPLEX VIEW)</text:span></text:p>
      <text:p text:style-name="P9"/>
      <text:p text:style-name="P13"><text:span text:style-name="T2">MariaDB [te3160db]&gt; create view professor_shifts as select p.*, s.shift from Professors p, Shift s where p.prof_id = s.prof_id;</text:span></text:p>
      <text:p text:style-name="P13"><text:span text:style-name="T2">Query OK, 0 rows affected (0.02 sec)</text:span></text:p>
      <text:p text:style-name="P13"><text:span text:style-name="T2"></text:span></text:p>
      <text:p text:style-name="P13"><text:span text:style-name="T2">MariaDB [te3160db]&gt; select * from professor_shifts;</text:span></text:p>
      <text:p text:style-name="P13"><text:span text:style-name="T2">+---------+------------+---------------+---------+----------------------+--------+------------+------------------------+------------+--------+-------+</text:span></text:p>
      <text:p text:style-name="P13"><text:soft-page-break/><text:span text:style-name="T2">| prof_id | prof_fname | prof_lname <text:s text:c="3"/>| dept_id | designation <text:s text:c="9"/>| salary | doj <text:s text:c="7"/>| email <text:s text:c="17"/>| phone <text:s text:c="5"/>| city <text:s text:c="2"/>| shift |</text:span></text:p>
      <text:p text:style-name="P13"><text:span text:style-name="T2">+---------+------------+---------------+---------+----------------------+--------+------------+------------------------+------------+--------+-------+</text:span></text:p>
      <text:p text:style-name="P13"><text:span text:style-name="T2">| <text:s text:c="6"/>1 | Anurag <text:s text:c="4"/>| Andhare <text:s text:c="6"/>| <text:s text:c="6"/>1 | Assistant Professor <text:s/>| <text:s/>30000 | 2015-01-01 | anurag@pict.edu <text:s text:c="7"/>| 8957265358 | Pune <text:s text:c="2"/>| <text:s text:c="4"/>1 |</text:span></text:p>
      <text:p text:style-name="P13"><text:span text:style-name="T2">| <text:s text:c="6"/>1 | Anurag <text:s text:c="4"/>| Andhare <text:s text:c="6"/>| <text:s text:c="6"/>1 | Assistant Professor <text:s/>| <text:s/>30000 | 2015-01-01 | anurag@pict.edu <text:s text:c="7"/>| 8957265358 | Pune <text:s text:c="2"/>| <text:s text:c="4"/>2 |</text:span></text:p>
      <text:p text:style-name="P13"><text:span text:style-name="T2">| <text:s text:c="6"/>2 | Akash <text:s text:c="5"/>| Patil <text:s text:c="8"/>| <text:s text:c="6"/>1 | Assistant Professor <text:s/>| <text:s/>60000 | 2015-01-30 | patilakash@pict.edu <text:s text:c="3"/>| 8957242358 | Pune <text:s text:c="2"/>| <text:s text:c="4"/>1 |</text:span></text:p>
      <text:p text:style-name="P13"><text:span text:style-name="T2">| <text:s text:c="6"/>4 | Pratik <text:s text:c="4"/>| Patil <text:s text:c="8"/>| <text:s text:c="6"/>1 | Assistant Professor <text:s/>| <text:s/>50000 | 2015-07-21 | pratikpatil@pict.edu <text:s text:c="2"/>| 8957243333 | Pune <text:s text:c="2"/>| <text:s text:c="4"/>3 |</text:span></text:p>
      <text:p text:style-name="P13"><text:span text:style-name="T2">| <text:s text:c="6"/>5 | Saurabh <text:s text:c="3"/>| Bora <text:s text:c="9"/>| <text:s text:c="6"/>2 | Assistant Professor <text:s/>| <text:s/>10000 | 2015-07-12 | pratikpatil@pict.edu <text:s text:c="2"/>| 8957222233 | Pune <text:s text:c="2"/>| <text:s text:c="4"/>2 |</text:span></text:p>
      <text:p text:style-name="P13"><text:span text:style-name="T2">| <text:s text:c="6"/>6 | Aditya <text:s text:c="4"/>| Mahadalkar <text:s text:c="3"/>| <text:s text:c="6"/>3 | Assistant Professor <text:s/>| <text:s/>40000 | 2016-06-22 | adityam@pict.edu <text:s text:c="6"/>| 9996121233 | Pune <text:s text:c="2"/>| <text:s text:c="4"/>1 |</text:span></text:p>
      <text:p text:style-name="P13"><text:span text:style-name="T2">| <text:s text:c="6"/>7 | Mandar <text:s text:c="4"/>| Pande <text:s text:c="8"/>| <text:s text:c="6"/>3 | Assistant Professor <text:s/>| <text:s/>40000 | 2016-07-31 | mandarpande@pict.edu <text:s text:c="2"/>| 3336121233 | Pune <text:s text:c="2"/>| <text:s text:c="4"/>3 |</text:span></text:p>
      <text:p text:style-name="P13"><text:span text:style-name="T2">| <text:s text:c="6"/>8 | Atharva <text:s text:c="3"/>| Dharmadhikari | <text:s text:c="6"/>2 | Assistant Professor <text:s/>| <text:s text:c="3"/>100 | 2016-07-12 | dharmya@pict.edu <text:s text:c="6"/>| 9689921233 | Mumbai | <text:s text:c="4"/>2 |</text:span></text:p>
      <text:p text:style-name="P13"><text:span text:style-name="T2">| <text:s text:c="6"/>9 | Aniket <text:s text:c="4"/>| Gokhale <text:s text:c="6"/>| <text:s text:c="6"/>2 | Assistant Professor <text:s/>| <text:s text:c="3"/>100 | 2016-09-12 | aniketgokhale@pict.edu | 9689927235 | Mumbai | <text:s text:c="4"/>1 |</text:span></text:p>
      <text:p text:style-name="P13"><text:span text:style-name="T2">| <text:s text:c="5"/>10 | Sanket <text:s text:c="4"/>| Pokar <text:s text:c="8"/>| <text:s text:c="6"/>1 | Assistant Professor <text:s/>| <text:s/>10011 | 2016-03-12 | madsanket@pict.edu <text:s text:c="4"/>| 9689211221 | Pune <text:s text:c="2"/>| <text:s text:c="4"/>3 |</text:span></text:p>
      <text:p text:style-name="P13"><text:span text:style-name="T2">| <text:s text:c="4"/>101 | Mahan <text:s text:c="5"/>| Lahan <text:s text:c="8"/>| <text:s text:c="6"/>3 | Assistant Mechanical | <text:s text:c="2"/>1000 | 2015-12-12 | mahanlahan@gmail.com <text:s text:c="2"/>| 9689927234 | Pune <text:s text:c="2"/>| <text:s text:c="4"/>3 |</text:span></text:p>
      <text:p text:style-name="P13"><text:span text:style-name="T2">+---------+------------+---------------+---------+----------------------+--------+------------+------------------------+------------+--------+-------+</text:span></text:p>
      <text:p text:style-name="P13"><text:span text:style-name="T2">11 rows in set (0.00 sec)</text:span></text:p>
      <text:p text:style-name="P9"/>
      <text:p text:style-name="P10"><text:span text:style-name="T2">10.Perform Manipulation on simple view-Insert, update, delete, drop view.</text:span></text:p>
      <text:p text:style-name="P10"/>
      <text:p text:style-name="P14">MariaDB [te3160db]&gt; create view professors as select prof_id, prof_fname from Professors;</text:p>
      <text:p text:style-name="P14">Query OK, 0 rows affected (0.15 sec)</text:p>
      <text:p text:style-name="P14"></text:p>
      <text:p text:style-name="P14">MariaDB [te3160db]&gt; select * from professor;</text:p>
      <text:p text:style-name="P14">ERROR 1146 (42S02): Table 'te3160db.professor' doesn't exist</text:p>
      <text:p text:style-name="P14">MariaDB [te3160db]&gt; select * from professors;</text:p>
      <text:p text:style-name="P14">+---------+------------+</text:p>
      <text:p text:style-name="P14">| prof_id | prof_fname |</text:p>
      <text:p text:style-name="P14">+---------+------------+</text:p>
      <text:p text:style-name="P14">| <text:s text:c="6"/>6 | Aditya <text:s text:c="4"/>|</text:p>
      <text:p text:style-name="P14">| <text:s text:c="6"/>2 | Akash <text:s text:c="5"/>|</text:p>
      <text:p text:style-name="P14">| <text:s text:c="6"/>9 | Aniket <text:s text:c="4"/>|</text:p>
      <text:p text:style-name="P14">| <text:s text:c="6"/>1 | Anurag <text:s text:c="4"/>|</text:p>
      <text:p text:style-name="P14">| <text:s text:c="6"/>8 | Atharva <text:s text:c="3"/>|</text:p>
      <text:p text:style-name="P14"><text:soft-page-break/>| <text:s text:c="5"/>11 | Daksh <text:s text:c="5"/>|</text:p>
      <text:p text:style-name="P14">| <text:s text:c="4"/>101 | Mahan <text:s text:c="5"/>|</text:p>
      <text:p text:style-name="P14">| <text:s text:c="6"/>7 | Mandar <text:s text:c="4"/>|</text:p>
      <text:p text:style-name="P14">| <text:s text:c="6"/>4 | Pratik <text:s text:c="4"/>|</text:p>
      <text:p text:style-name="P14">| <text:s text:c="5"/>10 | Sanket <text:s text:c="4"/>|</text:p>
      <text:p text:style-name="P14">| <text:s text:c="6"/>5 | Saurabh <text:s text:c="3"/>|</text:p>
      <text:p text:style-name="P14">+---------+------------+</text:p>
      <text:p text:style-name="P14">11 rows in set (0.00 sec)</text:p>
      <text:p text:style-name="P14"/>
      <text:p text:style-name="P19">Insert into View</text:p>
      <text:p text:style-name="P14"/>
      <text:p text:style-name="P15">MariaDB [te3160db]&gt; insert into professors values(13, "Lakhan");</text:p>
      <text:p text:style-name="P15">Query OK, 1 row affected (0.03 sec)</text:p>
      <text:p text:style-name="P15"></text:p>
      <text:p text:style-name="P15">MariaDB [te3160db]&gt; select * from professors;</text:p>
      <text:p text:style-name="P15">+---------+------------+</text:p>
      <text:p text:style-name="P15">| prof_id | prof_fname |</text:p>
      <text:p text:style-name="P15">+---------+------------+</text:p>
      <text:p text:style-name="P15">| <text:s text:c="6"/>6 | Aditya <text:s text:c="4"/>|</text:p>
      <text:p text:style-name="P15">| <text:s text:c="6"/>2 | Akash <text:s text:c="5"/>|</text:p>
      <text:p text:style-name="P15">| <text:s text:c="6"/>9 | Aniket <text:s text:c="4"/>|</text:p>
      <text:p text:style-name="P15">| <text:s text:c="6"/>1 | Anurag <text:s text:c="4"/>|</text:p>
      <text:p text:style-name="P15">| <text:s text:c="6"/>8 | Atharva <text:s text:c="3"/>|</text:p>
      <text:p text:style-name="P15">| <text:s text:c="5"/>11 | Daksh <text:s text:c="5"/>|</text:p>
      <text:p text:style-name="P15">| <text:s text:c="5"/>13 | Lakhan <text:s text:c="4"/>|</text:p>
      <text:p text:style-name="P15">| <text:s text:c="4"/>101 | Mahan <text:s text:c="5"/>|</text:p>
      <text:p text:style-name="P15">| <text:s text:c="6"/>7 | Mandar <text:s text:c="4"/>|</text:p>
      <text:p text:style-name="P15">| <text:s text:c="6"/>4 | Pratik <text:s text:c="4"/>|</text:p>
      <text:p text:style-name="P15">| <text:s text:c="5"/>10 | Sanket <text:s text:c="4"/>|</text:p>
      <text:p text:style-name="P15">| <text:s text:c="6"/>5 | Saurabh <text:s text:c="3"/>|</text:p>
      <text:p text:style-name="P15">+---------+------------+</text:p>
      <text:p text:style-name="P15">12 rows in set (0.00 sec)</text:p>
      <text:p text:style-name="P15"/>
      <text:p text:style-name="P18"><text:span text:style-name="T10">Delete from </text:span>View</text:p>
      <text:p text:style-name="P18"/>
      <text:p text:style-name="P16">MariaDB [te3160db]&gt; delete from professors where prof_id = 13;</text:p>
      <text:p text:style-name="P16">Query OK, 1 row affected (0.01 sec)</text:p>
      <text:p text:style-name="P16"></text:p>
      <text:p text:style-name="P16">MariaDB [te3160db]&gt; select * from professors;</text:p>
      <text:p text:style-name="P16">+---------+------------+</text:p>
      <text:p text:style-name="P16">| prof_id | prof_fname |</text:p>
      <text:p text:style-name="P16">+---------+------------+</text:p>
      <text:p text:style-name="P16">| <text:s text:c="6"/>6 | Aditya <text:s text:c="4"/>|</text:p>
      <text:p text:style-name="P16">| <text:s text:c="6"/>2 | Akash <text:s text:c="5"/>|</text:p>
      <text:p text:style-name="P16">| <text:s text:c="6"/>9 | Aniket <text:s text:c="4"/>|</text:p>
      <text:p text:style-name="P16">| <text:s text:c="6"/>1 | Anurag <text:s text:c="4"/>|</text:p>
      <text:p text:style-name="P16">| <text:s text:c="6"/>8 | Atharva <text:s text:c="3"/>|</text:p>
      <text:p text:style-name="P16">| <text:s text:c="5"/>11 | Daksh <text:s text:c="5"/>|</text:p>
      <text:p text:style-name="P16"><text:soft-page-break/>| <text:s text:c="4"/>101 | Mahan <text:s text:c="5"/>|</text:p>
      <text:p text:style-name="P16">| <text:s text:c="6"/>7 | Mandar <text:s text:c="4"/>|</text:p>
      <text:p text:style-name="P16">| <text:s text:c="6"/>4 | Pratik <text:s text:c="4"/>|</text:p>
      <text:p text:style-name="P16">| <text:s text:c="5"/>10 | Sanket <text:s text:c="4"/>|</text:p>
      <text:p text:style-name="P16">| <text:s text:c="6"/>5 | Saurabh <text:s text:c="3"/>|</text:p>
      <text:p text:style-name="P16">+---------+------------+</text:p>
      <text:p text:style-name="P16">11 rows in set (0.00 sec)</text:p>
      <text:p text:style-name="P16"/>
      <text:p text:style-name="P20">Drop View</text:p>
      <text:p text:style-name="P20"/>
      <text:p text:style-name="P17">MariaDB [te3160db]&gt; drop view professors;</text:p>
      <text:p text:style-name="P17">Query OK, 0 rows affected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8-07-26T13:58:21.688280199</meta:creation-date>
    <dc:date>2018-07-26T14:24:20.040403948</dc:date>
    <dc:creator>pict </dc:creator>
    <meta:editing-duration>PT24M48S</meta:editing-duration>
    <meta:editing-cycles>30</meta:editing-cycles>
    <meta:generator>LibreOffice/4.2.8.2$Linux_X86_64 LibreOffice_project/420$Build-2</meta:generator>
    <meta:document-statistic meta:table-count="0" meta:image-count="0" meta:object-count="0" meta:page-count="8" meta:paragraph-count="260" meta:word-count="2186" meta:character-count="14492" meta:non-whitespace-character-count="10306"/>
  </office:meta>
</office:document-meta>
</file>